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1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3.3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2.9cm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cm" svg:height="1.3cm" svg:x="10.9cm" svg:y="1.1cm">
          <draw:text-box>
            <text:p text:style-name="P1">Cheese Treasury</text:p>
          </draw:text-box>
        </draw:frame>
        <draw:custom-shape draw:style-name="gr2" draw:text-style-name="P1" xml:id="id1" draw:id="id1" draw:layer="layout" svg:width="2.8cm" svg:height="1.4cm" svg:x="12.8cm" svg:y="2.2cm">
          <text:p text:style-name="P1">App (root)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4cm" svg:height="1.3cm" svg:x="4cm" svg:y="4.7cm">
          <text:p text:style-name="P1">Nav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2cm" svg:y1="3.6cm" svg:x2="5.2cm" svg:y2="4.7cm" draw:start-shape="id1" draw:start-glue-point="2" draw:end-shape="id2" draw:end-glue-point="0" svg:d="M14200 3600v550h-9000v550" svg:viewBox="0 0 9001 1101">
          <text:p/>
        </draw:connector>
        <draw:custom-shape draw:style-name="gr5" draw:text-style-name="P4" xml:id="id3" draw:id="id3" draw:layer="layout" svg:width="2.5cm" svg:height="0.8cm" svg:x="1.2cm" svg:y="6.7cm">
          <text:p text:style-name="P4"><text:span text:style-name="T1">Login Lin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3.2cm" svg:height="1.8cm" svg:x="4cm" svg:y="6.7cm">
          <text:p text:style-name="P5"><text:span text:style-name="T2">Logout or </text:span></text:p>
          <text:p text:style-name="P5"><text:span text:style-name="T2">Register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2.5cm" svg:height="0.8cm" svg:x="7.5cm" svg:y="6.7cm">
          <text:p text:style-name="P4"><text:span text:style-name="T1">Cart Link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8cm" svg:height="1.7cm" svg:x="10.5cm" svg:y="5.1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4cm" svg:height="1.5cm" svg:x="14.9cm" svg:y="5.1cm">
          <text:p text:style-name="P1">Item Details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3.2cm" svg:height="1.6cm" svg:x="19.5cm" svg:y="5.1cm">
          <text:p text:style-name="P1">Car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cm" svg:y1="5.35cm" svg:x2="2.45cm" svg:y2="6.7cm" draw:start-shape="id2" draw:start-glue-point="3" draw:end-shape="id3" draw:end-glue-point="0" svg:d="M4000 5350h-1550v1350" svg:viewBox="0 0 1551 1351">
          <text:p/>
        </draw:connector>
        <draw:connector draw:style-name="gr4" draw:text-style-name="P3" draw:layer="layout" svg:x1="6.4cm" svg:y1="5.35cm" svg:x2="6.4cm" svg:y2="5.35cm" draw:start-shape="id2" draw:end-shape="id2" draw:end-glue-point="1" svg:d="M6400 5350z" svg:viewBox="0 0 1 1">
          <text:p/>
        </draw:connector>
        <draw:connector draw:style-name="gr4" draw:text-style-name="P3" draw:layer="layout" svg:x1="5.2cm" svg:y1="6cm" svg:x2="5.6cm" svg:y2="6.7cm" draw:start-shape="id2" draw:start-glue-point="2" draw:end-shape="id4" draw:end-glue-point="0" svg:d="M5200 6000v350h400v350" svg:viewBox="0 0 401 701">
          <text:p/>
        </draw:connector>
        <draw:connector draw:style-name="gr4" draw:text-style-name="P3" draw:layer="layout" svg:x1="6.4cm" svg:y1="5.35cm" svg:x2="8.75cm" svg:y2="6.7cm" draw:start-shape="id2" draw:start-glue-point="1" draw:end-shape="id5" draw:end-glue-point="0" svg:d="M6400 5350h2350v1350" svg:viewBox="0 0 2351 1351">
          <text:p/>
        </draw:connector>
        <draw:connector draw:style-name="gr4" draw:text-style-name="P3" draw:layer="layout" svg:x1="14.2cm" svg:y1="3.6cm" svg:x2="12.4cm" svg:y2="5.1cm" draw:start-shape="id1" draw:start-glue-point="2" draw:end-shape="id6" svg:d="M14200 3600v750h-1800v750" svg:viewBox="0 0 1801 1501">
          <text:p/>
        </draw:connector>
        <draw:connector draw:style-name="gr4" draw:text-style-name="P3" draw:layer="layout" svg:x1="14.2cm" svg:y1="3.6cm" svg:x2="16.9cm" svg:y2="5.1cm" draw:start-shape="id1" draw:start-glue-point="2" draw:end-shape="id7" svg:d="M14200 3600v750h2700v750" svg:viewBox="0 0 2701 1501">
          <text:p/>
        </draw:connector>
        <draw:connector draw:style-name="gr4" draw:text-style-name="P3" draw:layer="layout" svg:x1="14.2cm" svg:y1="3.6cm" svg:x2="21.1cm" svg:y2="5.1cm" draw:start-shape="id1" draw:start-glue-point="2" draw:end-shape="id8" svg:d="M14200 3600v750h6900v750" svg:viewBox="0 0 6901 1501">
          <text:p/>
        </draw:connector>
        <draw:custom-shape draw:style-name="gr10" draw:text-style-name="P1" xml:id="id9" draw:id="id9" draw:layer="layout" svg:width="3.4cm" svg:height="1.9cm" svg:x="10.7cm" svg:y="7.9cm">
          <text:p text:style-name="P1">Items Lis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4cm" svg:y1="6.8cm" svg:x2="12.4cm" svg:y2="7.9cm" draw:start-shape="id6" draw:start-glue-point="2" draw:end-shape="id9" draw:end-glue-point="0" svg:d="M12400 6800v1100" svg:viewBox="0 0 1 1101">
          <text:p/>
        </draw:connector>
        <draw:custom-shape draw:style-name="gr11" draw:text-style-name="P1" xml:id="id10" draw:id="id10" draw:layer="layout" svg:width="2.6cm" svg:height="1.5cm" svg:x="23.8cm" svg:y="5.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3.4cm" svg:height="1.9cm" svg:x="23.1cm" svg:y="7.7cm">
          <text:p text:style-name="P1">Create I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2cm" svg:y1="3.6cm" svg:x2="25.1cm" svg:y2="5.2cm" draw:start-shape="id1" draw:start-glue-point="2" draw:end-shape="id10" svg:d="M14200 3600v800h10900v800" svg:viewBox="0 0 10901 1601">
          <text:p/>
        </draw:connector>
        <draw:connector draw:style-name="gr4" draw:text-style-name="P3" draw:layer="layout" svg:x1="25.1cm" svg:y1="6.7cm" svg:x2="24.8cm" svg:y2="7.7cm" draw:start-shape="id10" draw:start-glue-point="2" draw:end-shape="id11" draw:end-glue-point="0" svg:d="M25100 6700v500h-300v500" svg:viewBox="0 0 3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1:13:55.787145398</meta:creation-date>
    <dc:date>2019-02-28T11:46:04.230182864</dc:date>
    <meta:editing-duration>PT1M38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